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de" fo:country="DE" officeooo:rsid="000a12d0" officeooo:paragraph-rsid="000a12d0"/>
    </style:style>
    <style:style style:name="P2" style:family="paragraph" style:parent-style-name="Heading_20_2">
      <style:text-properties fo:language="de" fo:country="DE"/>
    </style:style>
    <style:style style:name="P3" style:family="paragraph" style:parent-style-name="Heading_20_3">
      <style:text-properties fo:language="de" fo:country="DE" officeooo:rsid="000a12d0" officeooo:paragraph-rsid="001abb71"/>
    </style:style>
    <style:style style:name="P4" style:family="paragraph" style:parent-style-name="Heading_20_3">
      <style:text-properties fo:language="de" fo:country="DE" officeooo:rsid="000c7ae5" officeooo:paragraph-rsid="000c7ae5"/>
    </style:style>
    <style:style style:name="P5" style:family="paragraph" style:parent-style-name="Heading_20_3">
      <style:text-properties fo:language="de" fo:country="DE" officeooo:rsid="000c7ae5" officeooo:paragraph-rsid="000f9985"/>
    </style:style>
    <style:style style:name="P6" style:family="paragraph" style:parent-style-name="Heading_20_3">
      <style:text-properties fo:language="de" fo:country="DE" officeooo:rsid="001298f8" officeooo:paragraph-rsid="001298f8"/>
    </style:style>
    <style:style style:name="P7" style:family="paragraph" style:parent-style-name="Heading_20_3">
      <style:text-properties fo:language="en" fo:country="US" officeooo:rsid="001298f8" officeooo:paragraph-rsid="001abb71"/>
    </style:style>
    <style:style style:name="P8" style:family="paragraph" style:parent-style-name="Text_20_body">
      <style:text-properties fo:language="de" fo:country="DE" officeooo:rsid="000f9985" officeooo:paragraph-rsid="00120e7e"/>
    </style:style>
    <style:style style:name="P9" style:family="paragraph" style:parent-style-name="Text_20_body">
      <style:paragraph-properties fo:break-before="page"/>
      <style:text-properties fo:language="de" fo:country="DE" officeooo:rsid="0011670e" officeooo:paragraph-rsid="0011670e"/>
    </style:style>
    <style:style style:name="P10" style:family="paragraph" style:parent-style-name="Text_20_body">
      <style:text-properties fo:language="de" fo:country="DE" officeooo:rsid="0011670e" officeooo:paragraph-rsid="0011670e"/>
    </style:style>
    <style:style style:name="P11" style:family="paragraph" style:parent-style-name="Text_20_body">
      <style:text-properties fo:language="de" fo:country="DE" officeooo:rsid="00145bd7" officeooo:paragraph-rsid="00145bd7"/>
    </style:style>
    <style:style style:name="P12" style:family="paragraph" style:parent-style-name="Text_20_body">
      <style:text-properties fo:language="de" fo:country="DE" officeooo:rsid="00145bd7" officeooo:paragraph-rsid="001609cd"/>
    </style:style>
    <style:style style:name="P13" style:family="paragraph" style:parent-style-name="Text_20_body">
      <style:text-properties fo:language="de" fo:country="DE" officeooo:rsid="001609cd" officeooo:paragraph-rsid="001609cd"/>
    </style:style>
    <style:style style:name="P14" style:family="paragraph" style:parent-style-name="Text_20_body">
      <style:text-properties fo:language="de" fo:country="DE" officeooo:rsid="001abb71" officeooo:paragraph-rsid="001c1154"/>
    </style:style>
    <style:style style:name="P15" style:family="paragraph" style:parent-style-name="Text_20_body">
      <style:text-properties fo:language="de" fo:country="DE" officeooo:rsid="001f6aad" officeooo:paragraph-rsid="001f6aad"/>
    </style:style>
    <style:style style:name="P16" style:family="paragraph" style:parent-style-name="Text_20_body">
      <style:text-properties fo:language="de" fo:country="DE" officeooo:rsid="002138f6" officeooo:paragraph-rsid="002138f6"/>
    </style:style>
    <style:style style:name="P17" style:family="paragraph" style:parent-style-name="Text_20_body">
      <style:text-properties fo:language="de" fo:country="DE" officeooo:rsid="00219b9e" officeooo:paragraph-rsid="002138f6"/>
    </style:style>
    <style:style style:name="P18" style:family="paragraph" style:parent-style-name="Text_20_body">
      <style:text-properties fo:language="de" fo:country="DE" officeooo:rsid="00219b9e" officeooo:paragraph-rsid="00219b9e"/>
    </style:style>
    <style:style style:name="P19" style:family="paragraph" style:parent-style-name="Text_20_body">
      <style:text-properties officeooo:paragraph-rsid="0022402f"/>
    </style:style>
    <style:style style:name="P20" style:family="paragraph" style:parent-style-name="Text_20_body">
      <style:text-properties officeooo:rsid="0022402f" officeooo:paragraph-rsid="0022402f"/>
    </style:style>
    <style:style style:name="T1" style:family="text">
      <style:text-properties officeooo:rsid="000b2d7a"/>
    </style:style>
    <style:style style:name="T2" style:family="text">
      <style:text-properties fo:language="de" fo:country="DE"/>
    </style:style>
    <style:style style:name="T3" style:family="text">
      <style:text-properties fo:language="de" fo:country="DE" officeooo:rsid="00219b9e"/>
    </style:style>
    <style:style style:name="T4" style:family="text">
      <style:text-properties fo:language="de" fo:country="DE" officeooo:rsid="0022402f"/>
    </style:style>
    <style:style style:name="T5" style:family="text">
      <style:text-properties fo:language="de" fo:country="DE" fo:font-style="normal" officeooo:rsid="0022402f" style:font-style-asian="normal" style:font-style-complex="normal"/>
    </style:style>
    <style:style style:name="T6" style:family="text">
      <style:text-properties fo:language="de" fo:country="DE" officeooo:rsid="001298f8"/>
    </style:style>
    <style:style style:name="T7" style:family="text">
      <style:text-properties officeooo:rsid="000fc121"/>
    </style:style>
    <style:style style:name="T8" style:family="text">
      <style:text-properties officeooo:rsid="0011670e"/>
    </style:style>
    <style:style style:name="T9" style:family="text">
      <style:text-properties officeooo:rsid="00120e7e"/>
    </style:style>
    <style:style style:name="T10" style:family="text">
      <style:text-properties officeooo:rsid="001298f8"/>
    </style:style>
    <style:style style:name="T11" style:family="text">
      <style:text-properties officeooo:rsid="001609cd"/>
    </style:style>
    <style:style style:name="T12" style:family="text">
      <style:text-properties officeooo:rsid="0017a9dc"/>
    </style:style>
    <style:style style:name="T13" style:family="text">
      <style:text-properties officeooo:rsid="00192872"/>
    </style:style>
    <style:style style:name="T14" style:family="text">
      <style:text-properties officeooo:rsid="001c1154"/>
    </style:style>
    <style:style style:name="T15" style:family="text">
      <style:text-properties officeooo:rsid="001d4e4e"/>
    </style:style>
    <style:style style:name="T16" style:family="text">
      <style:text-properties officeooo:rsid="00201abc"/>
    </style:style>
    <style:style style:name="T17" style:family="text">
      <style:text-properties officeooo:rsid="00219b9e"/>
    </style:style>
    <style:style style:name="T18" style:family="text">
      <style:text-properties fo:color="#c9211e" loext:opacity="100%" fo:language="de" fo:country="DE" officeooo:rsid="0022402f"/>
    </style:style>
    <style:style style:name="T19"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Verschleierung der Präsenz von Botnetz-Software</text:h>
      <text:p text:style-name="P1">Zur Einschätzung der <text:span text:style-name="T1">Effektivität</text:span> eines Botnetz die Anzahl der infizierten Bot<text:span text:style-name="T1">s</text:span> ein zentraler Richtwert. Wird erkannt dass ein Gerät Teil eines Botnetzes ist, folgt in der Regel der Verlust dieses Bots. Betroffene leiten Gegenmaßnahmen ein, um ihr Gerät zu bereinigen. Das Botnetz schrumpft. Gefährlicher für das Botnetz ist, wenn die Aufmerksamkeit von Gesetzeshüter:innen erregt, woraufhin aktiv gegen das gesamte Botnetz und dessen Betreiber:innen vorgegangen wird. <text:line-break/>Somit ist es für das Botnetz von Vorteil für möglichst lange Zeit unentdeckt zu bleiben. Folgende Techniken und Technologien werden aus diesem <text:span text:style-name="T1">G</text:span>rund zur Verschleierung des Botnetzes eingesetzt.</text:p>
      <text:h text:style-name="P5" text:outline-level="3">Counter Anti-Virus Tools</text:h>
      <text:p text:style-name="P8">Bereits in der Entwicklung der Botnetz-Software, werden Maßnahmen getroffen um die Aktivitäten der Malware zu verbergen. Hierzu greifen viele Kriminellen bei der Erstellung ihres Codes zu Counter Anti-Virus Werkzeugen. Diese erlauben sie ihnen ihren Code gegen reelle Antiviren Software zu testen und zu erproben in wie fern diese auf den eigenen Code anschlagen. Da der Bedarf an solchen Testwerkzeugen in der Cybercrime-Community sehr groß ist, dauerte es nicht lange bis die ersten Anbieter dies als Geschäftsbranche ausnutzten.<text:line-break/>Bekannte Counter Anti-Virus Services bieten ihren Kunden die Möglichkeit ihre Malware auf die Anbieter Server hochzuladen und dort als Gegenprobe scannen zu lassen. Der Bericht über die Verhaltensweise der Schadsoftware wird darauf hin von den Kunden genutzt um die eigene Malware zu verbessern und auf den Einsatz in freier Wildbahn vorzubereiten. Das Angebot variiert, zwischen Webseiten wie Scan4You, RazorScanner und NoDistributie. Neben NoDistribute, welche vier kostenlose Virenscans am Tag zulässt, zu Subscription-Diensten wie Scan4You. <text:span text:style-name="T7">[1]<text:line-break/>Letztere</text:span><text:span text:style-name="T10">r</text:span><text:span text:style-name="T7"> </text:span><text:span text:style-name="T10">bot verschiedene Finanzierungsmöglichkeiten an, von einer Scan zu Scan Basis, über ein Tägliches Abo, bis zu einem Monats Abo</text:span><text:span text:style-name="T7">. </text:span><text:span text:style-name="T10">Der riskat öffentlich Abgebotene Dinst wurde eingestellt mit der Festnahme eines Betreibers.</text:span><text:span text:style-name="T7"> Raslans Bondars </text:span><text:span text:style-name="T10">wurde </text:span><text:span text:style-name="T7">mit 38 Jahren in </text:span><text:span text:style-name="T9">vor einem a</text:span><text:span text:style-name="T7">meri</text:span><text:span text:style-name="T9">k</text:span><text:span text:style-name="T7">a</text:span><text:span text:style-name="T9">nischen Gericht</text:span><text:span text:style-name="T7"> zu 14 Jahren Gefängnisstrafe </text:span><text:span text:style-name="T9">zuzüglich eins Busgeldes </text:span><text:span text:style-name="T7">verurteilt </text:span><text:span text:style-name="T8">[2]. </text:span><text:span text:style-name="T9">In seiner Aussage bestätigte er seit mindestes 2009 bis 2016 Hackern geholfen zu haben ihre Malware gegen Antivirenprogramme zu testen</text:span><text:span text:style-name="T8">. </text:span><text:span text:style-name="T9">Die Testergebnisse wurden daraufhin von im abgefangen und der Antivirenherstellern vorenthalten, das diese nicht auf die potenzielle Gefahr reagieren konnten.<text:line-break/>Ein Kunde von Scan4You stahl 40 Millionen Nummern von Kredit- und Debitkarten, 70 Millionen Adressen sowie Handynummern und richtete zusätzlichen Schaden von $292 Millionen an. Er selbst half bei der Entwicklung des Citadel-Schadcodes, welcher über 11 Millionen Computer infizierte und einen Schaden von $500 Millionen verursachte. Dabei war er direkt darin beteiligt den Scan4You Service als API in den Schadcode Strang zu implementieren.<text:line-break/>Die Verhandlung sollte unter anderem eine abschreckende Wirkung auf Cyberkriminelle haben. Das Gericht machte keinen Unterschied ob die Taten von Bondars persönlich oder nur durch seine Beihilfe stattfanden.</text:span></text:p>
      <text:h text:style-name="P7" text:outline-level="3">Encryption</text:h>
      <text:p text:style-name="P14">Nach der Entwicklung der Malware ist der nächste Schritt die Verteilung auf den Endgeräten. Dabei bilden Antivirenprogramme, welche die Internetkommunikation überwachen, die erste Hürde. Pakete die sich zu installiere versuchen werden durchleuchtet um bekannten Schadcode abzuwehren. <text:span text:style-name="T14">Um das zu umgehen, bedienen sich Angreifer verschiedener Verschlüsselungsmethoden. Im Internet finden sich zahlreiche Anleitungen zur Programmierung </text:span><text:soft-page-break/><text:span text:style-name="T14">eines Datenverschlüsslers, in beliebigen Programmiersprachen. Inoffizielle Webseiten bieten darüber hinaus Lizenzen zu voll umfassende Anwendungen, wie dem DataScrambler für $25 bis $60. Bei zahlungsbereiteren Kunden, wirbt CyberSeal ab $40 für drei Monate und $85 für die volle Lizenz, mit dem Gesamtpaket. So wird die eigene Malware Fully UnDetectable (FUD) und damit unsichtbar für herkömmliche Antivirenprogramme. Zusätzlich lassen sich die Dateien zu einem rar-Archiv verpacken, dass sich nach einem Download automatisch entpackt und selbst ausführt [1]. Neben Programmen bieten Kriminelle im Internet ebenso Verschlüsselungsdienste an, wodurch Angreifer diese Aufgabe outsourcen </text:span><text:span text:style-name="T15">und den kriminellen Markt fördern</text:span><text:span text:style-name="T14">.</text:span></text:p>
      <text:h text:style-name="P4" text:outline-level="3">Rootkit</text:h>
      <text:p text:style-name="P12">Ein Rootkit ist ein Mechanismus der durch ausnutzen verschiedener Schwachstellen Malware vor Antivirenprogrammen versteckt. Rootkits können dabei auf unterschiedlichen Ebenen des Computers agieren. Die Ebene auf der diese arbeiten, sowie deren verhalten sind Metriken mit Hilfe derer Rootkits klassifiziert werden.<text:line-break/>Momory-Based-Rootkit bilden die unterste Stufe. Es sind kurzlebige Programme, die meist keine höhere Komplexität aufweisen. Sie werden ausschließlich im RAM gespeichert, weshalb diese den Neustart eines System nicht überleben. Bei veraltete Server, die nicht regelmäßig gewartet werden, kann jedoch auch diese Art des Rootkits zu erheblichen Sicherheitsvorfällen führen.<text:line-break/>Ein Persistent-Rootkit überlebt den Neustart eines System indem es dein eigenen Code in dauerhaften Speicher kopiert, wie das Datensystem oder einem Register. Nach jedem Bootvorgang wird der Fremdcode ebenfalls gestartet.<text:line-break/>Ein User-Mode-Rootkit arbeitet im Kontext des Angemeldeten Nutzers, wodurch zwar keine tiefgreifenden Änderungen am infizierten System vorgenommen werden können, jedoch trotzdem schwerwiegende Folgen für den Nutzer haben kann. Typischerweise hadelt es sich bei User-Mode-Rootkit um Dynamic Link Libraries (dll) [3]. Diese beschreiben eine Sammlung von Programmen die zur Speicherplatzoptimierung des RAMs ausgelagert werden und nur geladen werden sollte eine größere Anwendung sie aufrufen [4].So belieb der Code selbst bei einem Neustart im System und erregt anderweitig wenig Aufsehen.<text:line-break/>Ein bekanntest Beispiel für User-Mode-Rootkist ist der Hacker Defender. <text:span text:style-name="T11">Dieses </text:span>implementiert eine Backdoor bei laufenden Anwendung und nutzt deren TCP-Verbindungen zur <text:span text:style-name="T11">K</text:span>ommunikation. <text:span text:style-name="T11">Das</text:span> erlaubt es de<text:span text:style-name="T11">r</text:span> Malware vor regulären <text:span text:style-name="T11">Antivirenscans</text:span> versteckt zu bleiben. Hacker Defender war lange zeit einer der weit verbreitetsten Rootkits, wobei es vielerlei angepasst und auf die <text:span text:style-name="T11">A</text:span>nforderungen von Hackern zugeschnitten wurde. Erweiterungen bestanden zumeist aus Logoner, zur <text:span text:style-name="T11">E</text:span>xtraktion der Anmeldedaten, <text:span text:style-name="T11">und i</text:span>nifile-<text:span text:style-name="T11">Konfigurationen</text:span>, zur Veränderung von <text:span text:style-name="T12">Datei</text:span><text:span text:style-name="T11">namen </text:span><text:span text:style-name="T12">der Executable-Dateien</text:span>. Das Rootkit versucht sich Tiefgreifende Rechte zu verschaffen indem es alle <text:span text:style-name="T12">l</text:span>aufenden Prozesse <text:span text:style-name="T12">i</text:span>nfiziert, durch das <text:span text:style-name="T12">E</text:span>inspeisen des eigenen Payloads. Eine <text:span text:style-name="T12">e</text:span>rf<text:span text:style-name="T12">o</text:span>l<text:span text:style-name="T12">greiche</text:span> Infe<text:span text:style-name="T12">kt</text:span>ion <text:span text:style-name="T12">ist gelungen sobald einer dieser</text:span> Prozess mit administrativen Privilegien a<text:span text:style-name="T12">u</text:span>sgeführt wurde. <text:span text:style-name="T11">Daraufhin</text:span> startet es sich automatisch beim <text:span text:style-name="T11">Hochfahren des Systems</text:span> und installiert einen Kernal-Mode-Treiber. <text:span text:style-name="T11">Über diesen gelingt es</text:span> die Prozesse und Daten der Infizierten Objekte zu verstecken <text:span text:style-name="T11">[5]. </text:span><text:span text:style-name="T12">Dazu fängt das Hacker Defender das Aufrufe der Windows FindFistFile/FindNextFile API ab um beispielsweise bei Kommandozeilenanrufen Einträge der Datenliste anzupassen und die eigenen Daten zu überspielen </text:span><text:span text:style-name="T11">[6]. </text:span><text:span text:style-name="T13">Die Dateien liegen somit trotzdem an einer erwarteten Stelle des Datensystems, doch werden durch das fremd kontrollierte Suchwerkzeug übersprungen.</text:span></text:p>
      <text:h text:style-name="P3" text:outline-level="3"><text:soft-page-break/>.<text:span text:style-name="T10">Bit-Domains</text:span></text:h>
      <text:p text:style-name="P15">Nach einer gelungenen Kompromittierung von Zielgeräten muss eine Kommunikation zwischen den einzelnen Bots und einer Kontrollinstanz hergestellt werden. Hierfür greifen Kriminelle auf einen wenig regulierten Bereich des Internets zurück. .Bit ist eine Top-Level-Domain, welche vermehrt in der Blockchain Technologien eingesetzt wird. Diese Domains liegen nicht im klassischen ICANN-Namensraum des DNS, welche durch eine zentrale Instanz verwaltet werden. Jeder Domain-Betreiber ist dazu aufgefordert eine vollständiger Liste an URLs vorzuhalten, die über ihn erreichbar sind, und diese in regelmäßigen Abständen zu aktualisieren.<text:line-break/>Diese Regelungsfreiheit und der mangel an Zuweisbarkeit zieht Kriminelle an, welche mittels der verwendeten Peer-to-Peer Technik C&amp;C-Server für Botnetze betreiben, Malware verbreiten oder Kinderpornographie veröffentlichen <text:span text:style-name="T16">[7][8]</text:span>.</text:p>
      <text:h text:style-name="P6" text:outline-level="3">Fast-Flux</text:h>
      <text:p text:style-name="P19"><text:span text:style-name="T4">Um das Botnetz vor Behörden oder anderer Bedrohung zu schützen, nutzen die Betreiber eine Taktik namens Fast-Flux. Diese Technik wurde bereits in Abschnitt </text:span><text:span text:style-name="T18">XX</text:span><text:span text:style-name="T3"> </text:span><text:span text:style-name="T4">näher beschrieben, doch werden zur thematischen Vollständigkeit im folgenden noch einmal kurz erläutert.<text:line-break/>Fast-Flux wird bereits seit 2007 eingesetzt um Phishing und Malware Seiten zu verschleiern indem infizierte Hosts als Proxys für den Botmaster agieren. Die IP-Adresse des Senders wechselt nach wenigen Minuten. Der Botmaster verknüpft verschiedene IP-Adressen mit einem Domain-Namen. I</text:span><text:span text:style-name="T5">nnerhalb</text:span><text:span text:style-name="T4"> kurzer Zeit wird der DNS Eintag angepasst und eine andere IP-Adresse mit dem Domain-Namen verknüpft. Dieser Prozess der Registrierung und Ersetzens wiederholt sich in regelmäßigen Abständen. Die Umsetzung ist möglich durch Load-Balincing nach einem Round-Robin Prinzip. Das gewünschte verhalten lässt sich erzielen indem geringe TimeToeLive (TTL) Zeiten angesetzt werden, bevor ein Wechsel stattfindet.<text:line-break/>Bei der Single-Flux Technik handelt es sich um das zuvor beschriebene verfahren, wobei typischer weise TTL Zeiten von 180 bis 600 Sekunden gewählt werden. Bei einem Wechsel werden die Zonen Einträge <text:s/>A, AAAA und CNAME verändert, wodurch ein Nachvollziehen des Botnet-Datenverkehrs erschwert wird.<text:line-break/>Der Double-Flux erweitert die frequentierte Änderung der Adressen indem neben die Zonen Einträgen auch die DNS NS Einträge gewechselt werden, so sind die Sprünge zwischen den potentiell zusammenpassenden IP-Adressen größer. [</text:span><text:span text:style-name="T3">9]</text:span></text:p>
      <text:h text:style-name="P6" text:outline-level="3">Domain Generation <text:span text:style-name="T19">Algorithm</text:span></text:h>
      <text:p text:style-name="P20"><text:span text:style-name="T6">E</text:span><text:span text:style-name="T2">ine weitere Methode um den Datenverkehr zwischen der Kontrollinstanz und den Bots zu verstecken ist das begraben unter einer hohen Anzahl an möglichen Verbindungen. Mit Hilfe eines Domain Generation Algorithmus, werden beispielsweise für eine Dauer von vier Tagen 2048 potentielle Domains generiert. Von diesen sind nur einige zielführend und verbinden den Host mit einem C&amp;C-Server. Der erstellende Host kennt die möglichen Adressen, während eine Analyse nicht rechtzeitig Ergebnisse liefert. Die Erstellung der Domains kann dabei verschiedenen Mustern folgen. Die einzelnen Buchstaben des Domain-Namen werden zufällig gewählt oder eine willkürliche Aneinanderreihung von Wörtern ergibt den das gesuchte Ergebnis. Auch der Zufallsgenerator kann sich unterschieden, wenn dieser anhand eines Zeitstempels arbeitet oder einen festgelegten Startwert verwendet </text:span><text:span text:style-name="T3">[10].</text:span></text:p>
      <text:p text:style-name="P9">1: <text:a xlink:type="simple" xlink:href="https://documents.trendmicro.com/assets/wp/wp-piercing-hawkeye.pdf" text:style-name="Internet_20_link" text:visited-style-name="Visited_20_Internet_20_Link">https://documents.trendmicro.com/assets/wp/wp-piercing-hawkeye.pdf</text:a></text:p>
      <text:p text:style-name="P10">2: <text:a xlink:type="simple" xlink:href="https://www.justice.gov/opa/pr/operator-counter-antivirus-service-scan4you-sentenced-14-years-prison" text:style-name="Internet_20_link" text:visited-style-name="Visited_20_Internet_20_Link">https://www.justice.gov/opa/pr/operator-counter-antivirus-service-scan4you-sentenced-14-years-prison</text:a></text:p>
      <text:p text:style-name="P11">3: <text:a xlink:type="simple" xlink:href="https://www.f-secure.com/v-descs/rootkit.shtml" text:style-name="Internet_20_link" text:visited-style-name="Visited_20_Internet_20_Link">https://www.f-secure.com/v-descs/rootkit.shtml</text:a></text:p>
      <text:p text:style-name="P11">4: <text:a xlink:type="simple" xlink:href="https://www.computerweekly.com/de/definition/Dynamic-Link-Library-DLL" text:style-name="Internet_20_link" text:visited-style-name="Visited_20_Internet_20_Link">https://www.computerweekly.com/de/definition/Dynamic-Link-Library-DLL</text:a></text:p>
      <text:p text:style-name="P11">5: <text:a xlink:type="simple" xlink:href="https://www.f-secure.com/v-descs/rootkit_w32_hacdef.shtml" text:style-name="Internet_20_link" text:visited-style-name="Visited_20_Internet_20_Link">https://www.f-secure.com/v-descs/rootkit_w32_hacdef.shtml</text:a></text:p>
      <text:p text:style-name="P13">6: <text:a xlink:type="simple" xlink:href="https://learn.microsoft.com/en-gb/sysinternals/downloads/rootkit-revealer?redirectedfrom=MSDN#inp" text:style-name="Internet_20_link" text:visited-style-name="Visited_20_Internet_20_Link">https://learn.microsoft.com/en-gb/sysinternals/downloads/rootkit-revealer?redirectedfrom=MSDN#inp</text:a></text:p>
      <text:p text:style-name="P16">7: <text:a xlink:type="simple" xlink:href="https://www.namecoin.org/dot-bit/" text:style-name="Internet_20_link" text:visited-style-name="Visited_20_Internet_20_Link">https://www.namecoin.org/dot-bit/</text:a></text:p>
      <text:p text:style-name="P16">8: <text:a xlink:type="simple" xlink:href="https://wiki.opennic.org/votings/drop_namecoin" text:style-name="Internet_20_link" text:visited-style-name="Visited_20_Internet_20_Link">https://wiki.opennic.org/votings/drop_namecoin</text:a></text:p>
      <text:p text:style-name="P18">9: <text:a xlink:type="simple" xlink:href="https://heimdalsecurity.com/blog/fast-flux/" text:style-name="Internet_20_link" text:visited-style-name="Visited_20_Internet_20_Link">https://heimdalsecurity.com/blog/fast-flux/</text:a></text:p>
      <text:p text:style-name="P16"><text:span text:style-name="T17">10</text:span>: <text:a xlink:type="simple" xlink:href="https://attack.mitre.org/techniques/T1568/002/" text:style-name="Internet_20_link" text:visited-style-name="Visited_20_Internet_20_Link">https://attack.mitre.org/techniques/T1568/002/</text:a></text:p>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4-26T23:02:29.332000000</dc:date>
    <meta:editing-duration>P1DT9H44M45S</meta:editing-duration>
    <meta:editing-cycles>22</meta:editing-cycles>
    <meta:generator>LibreOffice/7.5.1.2$Windows_X86_64 LibreOffice_project/fcbaee479e84c6cd81291587d2ee68cba099e129</meta:generator>
    <meta:document-statistic meta:table-count="0" meta:image-count="0" meta:object-count="0" meta:page-count="4" meta:paragraph-count="24" meta:word-count="1409" meta:character-count="11087" meta:non-whitespace-character-count="9700"/>
  </office:meta>
</office:document-meta>
</file>